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F0000002C3B750A292FCBB1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9f8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uk" fo:country="UA" officeooo:paragraph-rsid="00926e60"/>
    </style:style>
    <style:style style:name="P17" style:family="paragraph" style:parent-style-name="Standard">
      <style:paragraph-properties fo:text-align="justify" style:justify-single-word="false" fo:break-before="page"/>
      <style:text-properties fo:language="uk" fo:country="UA" officeooo:paragraph-rsid="00752f12"/>
    </style:style>
    <style:style style:name="P18" style:family="paragraph" style:parent-style-name="М_5f_осн_5f_текст">
      <style:paragraph-properties fo:text-align="center" style:justify-single-word="false"/>
      <style:text-properties officeooo:paragraph-rsid="00a9e17e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Preformatted_20_Text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9f8f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1" style:family="paragraph" style:parent-style-name="Preformatted_20_Text">
      <style:text-properties style:font-name="Times New Roman" fo:font-size="12pt" style:font-size-asian="12pt" style:font-size-complex="12pt"/>
    </style:style>
    <style:style style:name="P22" style:family="paragraph" style:parent-style-name="Preformatted_20_Text">
      <style:text-properties style:font-name="Times New Roman" fo:font-size="12pt" officeooo:paragraph-rsid="00b79d61" style:font-size-asian="12pt" style:font-size-complex="12pt"/>
    </style:style>
    <style:style style:name="P23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ab9f8f" style:font-size-asian="12pt" style:font-size-complex="12pt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25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9f8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ab9f8f" fo:background-color="#ffffff" style:font-name-asian="Calibri" style:font-size-asian="12.25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9f8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rsid="00752f12" officeooo:paragraph-rsid="00ab9f8f" fo:background-color="#ffffff" style:font-name-asian="Calibri" style:font-size-asian="12.25pt" style:font-weight-asian="normal" style:font-name-complex="Times New Roman1" style:font-size-complex="14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4" style:family="text">
      <style:text-properties fo:language="uk" fo:country="UA" style:font-size-complex="14pt"/>
    </style:style>
    <style:style style:name="T5" style:family="text">
      <style:text-properties fo:language="uk" fo:country="UA" officeooo:rsid="00752f12" style:font-size-complex="14pt"/>
    </style:style>
    <style:style style:name="T6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officeooo:rsid="00a8c724"/>
    </style:style>
    <style:style style:name="T9" style:family="text">
      <style:text-properties style:font-name="Times New Roman" fo:font-size="12pt" fo:language="uk" fo:country="UA" fo:font-weight="bold" fo:background-color="#ffffff" loext:char-shading-value="0" style:font-size-asian="12pt" style:font-weight-asian="bold" style:font-size-complex="12pt"/>
    </style:style>
    <style:style style:name="T10" style:family="text">
      <style:text-properties style:font-name="Times New Roman" fo:font-size="12pt" fo:language="uk" fo:country="UA" fo:font-weight="normal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bold" officeooo:rsid="0074a7e7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3" style:family="text">
      <style:text-properties officeooo:rsid="00aaedbf"/>
    </style:style>
    <style:style style:name="T14" style:family="text">
      <style:text-properties officeooo:rsid="00ad29d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1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Лабораторна робота № <text:span text:style-name="T8">11</text:span></text:p>
      <text:p text:style-name="P8"><text:span text:style-name="T7"><text:line-break/></text:span><text:span text:style-name="T1">з дисципліни «</text:span><text:span text:style-name="T2">Об'єктно-орієнтоване програмування</text:span><text:span text:style-name="T6">»</text:span></text:p>
      <text:p text:style-name="P7"/>
      <text:p text:style-name="P18"><text:span text:style-name="T9">на тему: </text:span><text:span text:style-name="T10">«</text:span><text:span text:style-name="T3">Послідовні контейнери list, vector</text:span><text:span text:style-name="T10">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Демидович І.М.</text:p>
      <text:p text:style-name="P12"><text:tab/></text:p>
      <text:p text:style-name="P13"><text:span text:style-name="T4">Дніпро, 202</text:span><text:span text:style-name="T5">1</text:span></text:p>
      <text:p text:style-name="P17"><text:span text:style-name="T11">Тема. </text:span>Послідовні контейнери list, vector</text:p>
      <text:p text:style-name="P14"/>
      <text:p text:style-name="P16"><text:span text:style-name="T12">Завдання. </text:span>Написати програму яка демонструвала б роботу зі списком і вектором. Розглянути 2 випадки: елементом контейнера є стандартний тип, елементом контейнера є призначений для користувача тип. Для демонстраці<text:span text:style-name="T13">ї</text:span>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6"/>
      <text:p text:style-name="P15">Текст програми.</text:p>
      <text:p text:style-name="P27">“<text:span text:style-name="T14">main.cpp</text:span>”</text:p>
      <text:p text:style-name="P23">#include "oop11v1.h"</text:p>
      <text:p text:style-name="P21">#include "oop11v2.h"</text:p>
      <text:p text:style-name="P21">#include &lt;iostream&gt;</text:p>
      <text:p text:style-name="P21"/>
      <text:p text:style-name="P21">auto main() -&gt; int {</text:p>
      <text:p text:style-name="P21"><text:s text:c="8"/>const double MAX = 10.0;</text:p>
      <text:p text:style-name="P21"><text:s text:c="8"/>std::function&lt;double(double)&gt; f = [] (double x) {return x;};</text:p>
      <text:p text:style-name="P21"><text:s text:c="8"/>std::function&lt;double(double)&gt; <text:s text:c="2"/>g = [MAX] (double x) {return cos(x) * MAX;};</text:p>
      <text:p text:style-name="P21"><text:s text:c="8"/>auto range_ = std::make_pair(0.0, MAX);</text:p>
      <text:p text:style-name="P21"/>
      <text:p text:style-name="P21"><text:s text:c="8"/>std::cout &lt;&lt; "f(x) = x" &lt;&lt; std::endl;</text:p>
      <text:p text:style-name="P21"><text:s text:c="8"/>std::cout &lt;&lt; "g(x) = cos(10 * x)" &lt;&lt; std::endl;</text:p>
      <text:p text:style-name="P21"><text:s text:c="8"/>std::cout &lt;&lt; "f = g on range [0, 10] for xs: ";</text:p>
      <text:p text:style-name="P21"><text:s text:c="8"/>auto xs = v1::intersections(f, g, range_);</text:p>
      <text:p text:style-name="P21"><text:s text:c="8"/>for (auto x : xs) {</text:p>
      <text:p text:style-name="P21"><text:s text:c="16"/>std::cout &lt;&lt; x &lt;&lt; " ";</text:p>
      <text:p text:style-name="P21"><text:s text:c="8"/>}</text:p>
      <text:p text:style-name="P21"><text:s text:c="8"/>std::cout &lt;&lt; std::endl;</text:p>
      <text:p text:style-name="P24">}</text:p>
      <text:p text:style-name="P29">“<text:span text:style-name="T14">oop11v1.h</text:span>”</text:p>
      <text:p text:style-name="P20">/// @file oop11v1.h</text:p>
      <text:p text:style-name="P21">#ifndef OOP11V1_H</text:p>
      <text:p text:style-name="P21">#define OOP11V1_H</text:p>
      <text:p text:style-name="P21"/>
      <text:p text:style-name="P21">#include &lt;algorithm&gt;</text:p>
      <text:p text:style-name="P21">#include &lt;cmath&gt;</text:p>
      <text:p text:style-name="P21">#include &lt;functional&gt;</text:p>
      <text:p text:style-name="P21">#include &lt;ranges&gt;</text:p>
      <text:p text:style-name="P21">#include &lt;vector&gt;</text:p>
      <text:p text:style-name="P21"/>
      <text:p text:style-name="P21">namespace v1 {</text:p>
      <text:p text:style-name="P21">/**</text:p>
      <text:p text:style-name="P21"><text:s/>* @brief Returns intersections of f and g on range_.</text:p>
      <text:p text:style-name="P21"><text:s/>* @param[in] f y(x) function on 2d plane which exists for all xs in range_</text:p>
      <text:p text:style-name="P21"><text:s/>* @param[in] g y(x) function on 2d plane which exists for all xs in range_</text:p>
      <text:p text:style-name="P21"><text:s/>* @param[in] range_ Range on which intersections between f and g will be searched</text:p>
      <text:p text:style-name="P21"><text:s/>* @tparam N Floating point Numeric Type</text:p>
      <text:p text:style-name="P21"><text:s/>* @return vector&lt;N&gt; of xs in which f and g intersect</text:p>
      <text:p text:style-name="P21"><text:s/>*/</text:p>
      <text:p text:style-name="P21">template&lt;class N&gt;</text:p>
      <text:p text:style-name="P21">auto intersections(std::function&lt;N(N)&gt; f, std::function&lt;N(N)&gt; g, std::pair&lt;N, N&gt; range_) -&gt; std::vector&lt;N&gt;;</text:p>
      <text:p text:style-name="P21"/>
      <text:p text:style-name="P21"/>
      <text:p text:style-name="P21">/**</text:p>
      <text:p text:style-name="P21"><text:s/>* @brief Returns num evenly spaced samples, calculate over the interval [start, stop].</text:p>
      <text:p text:style-name="P21"><text:s/>* @param[in] start The starting value of the sequence</text:p>
      <text:p text:style-name="P21"><text:s/>* @param[in] stop The end value of the sequence</text:p>
      <text:p text:style-name="P21"><text:s/>* @param[in] num Number of samples to generate</text:p>
      <text:p text:style-name="P21"><text:s/>* @tparam N Floating point Numeric Type</text:p>
      <text:p text:style-name="P21"><text:s/>* @return num equally spaced samples in the closed interval [start, stop]</text:p>
      <text:p text:style-name="P21"><text:s/>*/ </text:p>
      <text:p text:style-name="P21">template&lt;class N&gt;</text:p>
      <text:p text:style-name="P21">auto linspace(N start, N stop, size_t num) -&gt; std::vector&lt;N&gt;;</text:p>
      <text:p text:style-name="P21"/>
      <text:p text:style-name="P21"/>
      <text:p text:style-name="P21">/**</text:p>
      <text:p text:style-name="P21"><text:s/>* @brief The sign function returns -1 if x &lt; 0, 0 if x==0, 1 if x &gt; 0.</text:p>
      <text:p text:style-name="P21"><text:s/>* @param[in] x input value</text:p>
      <text:p text:style-name="P21"><text:s/>* @tparam N Numeric Type</text:p>
      <text:p text:style-name="P21"><text:s/>* @return The sign of x</text:p>
      <text:p text:style-name="P21"><text:s/>*/</text:p>
      <text:p text:style-name="P21">template&lt;class N&gt;</text:p>
      <text:p text:style-name="P21">auto sign(N x) -&gt; int;</text:p>
      <text:p text:style-name="P21"/>
      <text:p text:style-name="P21"><text:soft-page-break/></text:p>
      <text:p text:style-name="P21">template&lt;class N&gt;</text:p>
      <text:p text:style-name="P21">auto intersections(std::function&lt;N(N)&gt; f, std::function&lt;N(N)&gt; g, std::pair&lt;N, N&gt; range_) -&gt; std::vector&lt;N&gt; {</text:p>
      <text:p text:style-name="P21"><text:s text:c="8"/>const size_t NUMS = 1000;</text:p>
      <text:p text:style-name="P21"><text:s text:c="8"/>auto xs = linspace(range_.first, range_.second, NUMS);</text:p>
      <text:p text:style-name="P21"><text:s text:c="8"/>auto signs = xs | std::views::transform([f, g] (auto x) {return sign(f(x) - g(x));});</text:p>
      <text:p text:style-name="P21"><text:s text:c="8"/>auto signs_vec = std::vector(signs.begin(), signs.end());</text:p>
      <text:p text:style-name="P21"><text:s text:c="8"/>std::transform(signs_vec.begin(), signs_vec.end(), ++signs_vec.begin(), signs_vec.begin(), [] (auto a, auto b) {return a - b;});</text:p>
      <text:p text:style-name="P21"><text:s text:c="8"/>std::transform(xs.begin(), xs.end(), signs_vec.begin(), xs.begin(), [] (auto x, auto sign_) {return sign_ == 0 ? INFINITY : x;});</text:p>
      <text:p text:style-name="P21"><text:s text:c="8"/>auto res = xs | std::views::filter([] (auto x) {return x != INFINITY;});</text:p>
      <text:p text:style-name="P21"><text:s text:c="8"/>return std::vector(res.begin(), --res.end());//last num wasnt checked</text:p>
      <text:p text:style-name="P21">}</text:p>
      <text:p text:style-name="P21"/>
      <text:p text:style-name="P21"/>
      <text:p text:style-name="P21">template&lt;class N&gt;</text:p>
      <text:p text:style-name="P21">auto linspace(N start, N stop, size_t num) -&gt; std::vector&lt;N&gt; {</text:p>
      <text:p text:style-name="P21"><text:s text:c="8"/>std::vector&lt;N&gt; vec(num);</text:p>
      <text:p text:style-name="P21"><text:s text:c="8"/>N step = (stop - start) / (num - 1);</text:p>
      <text:p text:style-name="P21"><text:s text:c="8"/>std::generate(vec.begin(), vec.end(), [n = start - step, step] () mutable {n += step; return n;});</text:p>
      <text:p text:style-name="P21"><text:s text:c="8"/>return vec;</text:p>
      <text:p text:style-name="P21">}</text:p>
      <text:p text:style-name="P21"/>
      <text:p text:style-name="P21"/>
      <text:p text:style-name="P21">template&lt;class N&gt;</text:p>
      <text:p text:style-name="P21">auto sign(N x) -&gt; int {</text:p>
      <text:p text:style-name="P21"><text:s text:c="8"/>return x &gt; 0 ? 1</text:p>
      <text:p text:style-name="P21"><text:s text:c="13"/>: x &lt; 0 ? -1</text:p>
      <text:p text:style-name="P21"><text:s text:c="21"/>: 0;</text:p>
      <text:p text:style-name="P21">}</text:p>
      <text:p text:style-name="P21"/>
      <text:p text:style-name="P21">}//namespace v1</text:p>
      <text:p text:style-name="P24">#endif</text:p>
      <text:p text:style-name="P27"/>
      <text:p text:style-name="P29">“<text:span text:style-name="T14">oop12v2.h</text:span>”</text:p>
      <text:p text:style-name="P26"/>
      <text:p text:style-name="P20">/// @file oop11v2.h</text:p>
      <text:p text:style-name="P21">#ifndef OOP11V2_H</text:p>
      <text:p text:style-name="P21">#define OOP11V2_H</text:p>
      <text:p text:style-name="P21"/>
      <text:p text:style-name="P21">#include &lt;functional&gt;</text:p>
      <text:p text:style-name="P21">#include &lt;list&gt;</text:p>
      <text:p text:style-name="P21"/>
      <text:p text:style-name="P21">namespace v2 {</text:p>
      <text:p text:style-name="P21">/**</text:p>
      <text:p text:style-name="P21"><text:s/>* @brief Returns intersections of f and g on range_.</text:p>
      <text:p text:style-name="P21"><text:s/>* @param[in] f y(x) function on 2d plane which exists for all xs in range_</text:p>
      <text:p text:style-name="P21"><text:s/>* @param[in] g y(x) function on 2d plane which exists for all xs in range_</text:p>
      <text:p text:style-name="P21"><text:s/>* @param[in] range_ Range on which intersections between f and g will be searched</text:p>
      <text:p text:style-name="P21"><text:s/>* @tparam N Floating point Numeric Type</text:p>
      <text:p text:style-name="P21"><text:s/>* @return list&lt;N&gt; of xs in which f and g intersect</text:p>
      <text:p text:style-name="P21"><text:s/>*/</text:p>
      <text:p text:style-name="P21">template&lt;class N&gt;</text:p>
      <text:p text:style-name="P21">auto intersections(std::function&lt;N(N)&gt; f, std::function&lt;N(N)&gt; g, std::pair&lt;N, N&gt; range_) -&gt; std::list&lt;N&gt;;</text:p>
      <text:p text:style-name="P21"/>
      <text:p text:style-name="P21"/>
      <text:p text:style-name="P21">/**</text:p>
      <text:p text:style-name="P21"><text:s/>* @brief Returns num evenly spaced samples, calculate over the interval [start, stop].</text:p>
      <text:p text:style-name="P21"><text:s/>* @param[in] start The starting value of the sequence</text:p>
      <text:p text:style-name="P21"><text:s/>* @param[in] stop The end value of the sequence</text:p>
      <text:p text:style-name="P21"><text:s/>* @param[in] num Number of samples to generate</text:p>
      <text:p text:style-name="P21"><text:s/>* @tparam N Floating point Numeric Type</text:p>
      <text:p text:style-name="P21"><text:s/>* @return num equally spaced samples in the closed interval [start, stop]</text:p>
      <text:p text:style-name="P21"><text:s/>*/ </text:p>
      <text:p text:style-name="P21">template&lt;class N&gt;</text:p>
      <text:p text:style-name="P21">auto linspace(N start, N stop, size_t num) -&gt; std::list&lt;N&gt;;</text:p>
      <text:p text:style-name="P21"/>
      <text:p text:style-name="P21"/>
      <text:p text:style-name="P21">/**</text:p>
      <text:p text:style-name="P21"><text:s/>* @brief The sign function returns -1 if x &lt; 0, 0 if x==0, 1 if x &gt; 0.</text:p>
      <text:p text:style-name="P21"><text:s/>* @param[in] x input value</text:p>
      <text:p text:style-name="P21"><text:s/>* @tparam N Numeric Type</text:p>
      <text:p text:style-name="P21"><text:s/>* @return The sign of x</text:p>
      <text:p text:style-name="P21"><text:s/>*/</text:p>
      <text:p text:style-name="P21">template&lt;class N&gt;</text:p>
      <text:p text:style-name="P21">auto sign(N x) -&gt; int;</text:p>
      <text:p text:style-name="P21"/>
      <text:p text:style-name="P21"/>
      <text:p text:style-name="P21">template&lt;class N&gt;</text:p>
      <text:p text:style-name="P21"><text:soft-page-break/>auto intersections(std::function&lt;N(N)&gt; f, std::function&lt;N(N)&gt; g, std::pair&lt;N, N&gt; range_) -&gt; std::list&lt;N&gt; {</text:p>
      <text:p text:style-name="P21"><text:s text:c="8"/>const size_t NUMS = 1000;</text:p>
      <text:p text:style-name="P21"><text:s text:c="8"/>auto xs = linspace(range_.first, range_.second, NUMS);</text:p>
      <text:p text:style-name="P21"><text:s text:c="8"/>std::list&lt;int&gt; signs(NUMS);</text:p>
      <text:p text:style-name="P21"/>
      <text:p text:style-name="P21"><text:s text:c="8"/>for (auto x = xs.begin(), s = signs.begin(); x != xs.end(); x++, s++) {</text:p>
      <text:p text:style-name="P21"><text:s text:c="16"/>*s = sign(f(*x) - g(*x));</text:p>
      <text:p text:style-name="P21"><text:s text:c="8"/>}</text:p>
      <text:p text:style-name="P21"/>
      <text:p text:style-name="P21"><text:s text:c="8"/>auto res = std::list&lt;N&gt;();</text:p>
      <text:p text:style-name="P21"><text:s text:c="8"/></text:p>
      <text:p text:style-name="P21"><text:s text:c="8"/>for (auto x = xs.begin(), s1 = signs.begin(), s2 = ++signs.begin(); s2 != signs.end(); x++, s1++, s2++) {</text:p>
      <text:p text:style-name="P21"><text:s text:c="16"/>if (*s1 - *s2 != 0) {</text:p>
      <text:p text:style-name="P21"><text:s text:c="24"/>res.push_back(*x);</text:p>
      <text:p text:style-name="P21"><text:s text:c="16"/>}</text:p>
      <text:p text:style-name="P21"><text:s text:c="8"/>}</text:p>
      <text:p text:style-name="P21"/>
      <text:p text:style-name="P21"><text:s text:c="8"/>return res;</text:p>
      <text:p text:style-name="P21">}</text:p>
      <text:p text:style-name="P21"/>
      <text:p text:style-name="P21"/>
      <text:p text:style-name="P21">template&lt;class N&gt;</text:p>
      <text:p text:style-name="P21">auto linspace(N start, N stop, size_t num) -&gt; std::list&lt;N&gt; {</text:p>
      <text:p text:style-name="P21"><text:s text:c="8"/>std::list&lt;N&gt; l(num);</text:p>
      <text:p text:style-name="P21"><text:s text:c="8"/>N step = (stop -start) / (num - 1);</text:p>
      <text:p text:style-name="P21"><text:s text:c="8"/>N val = start;</text:p>
      <text:p text:style-name="P21"><text:s text:c="8"/>for (auto&amp; i : l) {</text:p>
      <text:p text:style-name="P21"><text:s text:c="16"/>i = val;</text:p>
      <text:p text:style-name="P21"><text:s text:c="16"/>val += step;</text:p>
      <text:p text:style-name="P21"><text:s text:c="8"/>}</text:p>
      <text:p text:style-name="P21"><text:s text:c="8"/>return l;</text:p>
      <text:p text:style-name="P21">}</text:p>
      <text:p text:style-name="P21"/>
      <text:p text:style-name="P21"/>
      <text:p text:style-name="P21">template&lt;class N&gt;</text:p>
      <text:p text:style-name="P21">auto sign(N x) -&gt; int {</text:p>
      <text:p text:style-name="P21"><text:s text:c="8"/>return x &gt; 0 ? 1</text:p>
      <text:p text:style-name="P21"><text:s text:c="13"/>: x &lt; 0 ? -1</text:p>
      <text:p text:style-name="P21"><text:s text:c="21"/>: 0;</text:p>
      <text:p text:style-name="P21">}</text:p>
      <text:p text:style-name="P21"/>
      <text:p text:style-name="P21">}//namespace v2</text:p>
      <text:p text:style-name="P24">#endif</text:p>
      <text:p text:style-name="P15"><text:soft-page-break/>Приклад роботи програми.</text:p>
      <text:p text:style-name="P15"><draw:frame draw:style-name="fr1" draw:name="Frame1" text:anchor-type="as-char" svg:width="10.132cm" draw:z-index="1"><draw:text-box fo:min-height="1.164cm"><text:p text:style-name="P19"><draw:frame draw:style-name="fr2" draw:name="Image1" text:anchor-type="paragraph" svg:width="10.132cm" style:rel-width="100%" svg:height="1.164cm" style:rel-height="scale" draw:z-index="2"><draw:image xlink:href="Pictures/100000000000017F0000002C3B750A292FCBB17F.png" xlink:type="simple" xlink:show="embed" xlink:actuate="onLoad" loext:mime-type="image/png"/></draw:frame>Risunok 1</text:p></draw:text-box></draw:frame></text:p>
      <text:p text:style-name="P15"/>
      <text:p text:style-name="P15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5T17:11:45.618962456</dc:date>
    <meta:editing-duration>PT9H12M24S</meta:editing-duration>
    <meta:editing-cycles>154</meta:editing-cycles>
    <meta:generator>LibreOffice/6.4.7.2$Linux_X86_64 LibreOffice_project/40$Build-2</meta:generator>
    <meta:document-statistic meta:table-count="0" meta:image-count="1" meta:object-count="1" meta:page-count="7" meta:paragraph-count="175" meta:word-count="945" meta:character-count="6328" meta:non-whitespace-character-count="4993"/>
  </office:meta>
</office:document-meta>
</file>